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angal2" svg:font-family="Mangal"/>
    <style:font-face style:name="F" svg:font-family="" style:font-family-generic="roman"/>
    <style:font-face style:name="Arial4" svg:font-family="Arial" style:font-family-generic="swiss"/>
    <style:font-face style:name="Arial5" svg:font-family="Arial" style:font-pitch="variable"/>
    <style:font-face style:name="Mangal1" svg:font-family="Mangal" style:font-pitch="variable"/>
    <style:font-face style:name="Microsoft YaHei1" svg:font-family="'Microsoft YaHei'" style:font-pitch="variable"/>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Arial6"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5822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justify" draw:textarea-vertical-align="middle" draw:auto-grow-height="true" draw:auto-grow-width="false" fo:min-height="2.35cm" fo:min-width="0cm"/>
      <style:paragraph-properties style:writing-mode="lr-tb"/>
    </style:style>
    <style:style style:name="gr2" style:family="graphic" style:parent-style-name="standard">
      <style:graphic-properties draw:stroke="none" svg:stroke-color="#000000" draw:fill="none" draw:fill-color="#ffffff" draw:textarea-horizontal-align="justify" draw:auto-grow-height="true" draw:auto-grow-width="false" fo:min-height="1.423cm" fo:min-width="0cm"/>
      <style:paragraph-properties style:writing-mode="lr-tb"/>
    </style:style>
    <style:style style:name="gr3" style:family="graphic" style:parent-style-name="standard">
      <style:graphic-properties svg:stroke-width="0.1cm" svg:stroke-color="#000000" draw:marker-start-width="0.5cm" draw:marker-end-width="0.5cm" draw:fill="solid" draw:fill-color="#ffffff" draw:textarea-horizontal-align="justify" draw:textarea-vertical-align="top" draw:auto-grow-height="false" fo:min-height="13.65cm" fo:min-width="6.6cm" fo:padding-top="0.175cm" fo:padding-bottom="0.175cm" fo:padding-left="0.3cm" fo:padding-right="0.3cm"/>
      <style:paragraph-properties style:writing-mode="lr-tb"/>
    </style:style>
    <style:style style:name="gr4" style:family="graphic" style:parent-style-name="standard">
      <style:graphic-properties svg:stroke-width="0.1cm" svg:stroke-color="#000000" draw:marker-start-width="0cm" draw:marker-end-width="0cm" draw:fill="solid" draw:fill-color="#ffffff" draw:textarea-horizontal-align="justify" draw:textarea-vertical-align="middle" draw:auto-grow-height="false" fo:min-height="11.25cm" fo:min-width="18cm" fo:padding-top="0.175cm" fo:padding-bottom="0.175cm" fo:padding-left="0.3cm" fo:padding-right="0.3cm"/>
      <style:paragraph-properties style:writing-mode="lr-tb"/>
    </style:style>
    <style:style style:name="gr5" style:family="graphic">
      <style:graphic-properties style:protect="size"/>
    </style:style>
    <style:style style:name="gr6" style:family="graphic" style:parent-style-name="standard" style:list-style-name="L1">
      <style:graphic-properties draw:stroke="solid" svg:stroke-color="#000000" draw:fill="none" draw:fill-color="#ffffff" draw:auto-grow-height="true" draw:auto-grow-width="false" fo:max-height="0cm" fo:min-height="7.822cm"/>
      <style:paragraph-properties style:writing-mode="lr-tb"/>
    </style:style>
    <style:style style:name="gr7" style:family="graphic" style:parent-style-name="standard" style:list-style-name="L1">
      <style:graphic-properties draw:stroke="solid" svg:stroke-color="#000000" draw:fill="none" draw:fill-color="#ffffff" draw:auto-grow-height="true" draw:auto-grow-width="false" fo:max-height="0cm" fo:min-height="7.822cm"/>
      <style:paragraph-properties style:writing-mode="lr-tb"/>
    </style:style>
    <style:style style:name="gr8" style:family="graphic" style:parent-style-name="standard">
      <style:graphic-properties draw:stroke="none" svg:stroke-color="#000000" draw:fill="none" draw:fill-color="#ffffff" draw:textarea-horizontal-align="justify" draw:auto-grow-height="true" draw:auto-grow-width="false" fo:min-height="0.712cm" fo:min-width="0cm"/>
      <style:paragraph-properties style:writing-mode="lr-tb"/>
    </style:style>
    <style:style style:name="gr9" style:family="graphic" style:parent-style-name="standard" style:list-style-name="L1">
      <style:graphic-properties draw:stroke="solid" svg:stroke-color="#000000" draw:fill="solid" draw:fill-color="#eeeeee" draw:auto-grow-height="true" draw:auto-grow-width="false" fo:max-height="0cm" fo:min-height="1.423cm"/>
      <style:paragraph-properties style:writing-mode="lr-tb"/>
    </style:style>
    <style:style style:name="gr10" style:family="graphic" style:parent-style-name="standard" style:list-style-name="L1">
      <style:graphic-properties draw:stroke="solid" svg:stroke-color="#000000" draw:fill="solid" draw:fill-color="#eeeeee" draw:auto-grow-height="true" draw:auto-grow-width="false" fo:max-height="0cm" fo:min-height="0.712cm"/>
      <style:paragraph-properties style:writing-mode="lr-tb"/>
    </style:style>
    <style:style style:name="gr11" style:family="graphic" style:parent-style-name="standard" style:list-style-name="L1">
      <style:graphic-properties draw:stroke="solid" svg:stroke-color="#000000" draw:fill="solid" draw:fill-color="#eeeeee" draw:auto-grow-height="true" draw:auto-grow-width="false" fo:max-height="0cm" fo:min-height="1.423cm"/>
      <style:paragraph-properties style:writing-mode="lr-tb"/>
    </style:style>
    <style:style style:name="gr12" style:family="graphic" style:parent-style-name="standard" style:list-style-name="L1">
      <style:graphic-properties draw:stroke="solid" svg:stroke-color="#000000" draw:fill="none" draw:fill-color="#ffffff" draw:auto-grow-height="true" draw:auto-grow-width="false" fo:max-height="0cm" fo:min-height="1.971cm"/>
      <style:paragraph-properties style:writing-mode="lr-tb"/>
    </style:style>
    <style:style style:name="gr13" style:family="graphic" style:parent-style-name="standard" style:list-style-name="L1">
      <style:graphic-properties draw:stroke="solid" svg:stroke-color="#000000" draw:fill="solid" draw:fill-color="#eeeeee" draw:auto-grow-height="true" draw:auto-grow-width="false" fo:max-height="0cm" fo:min-height="0.712cm"/>
      <style:paragraph-properties style:writing-mode="lr-tb"/>
    </style:style>
    <style:style style:name="gr14" style:family="graphic" style:parent-style-name="standard" style:list-style-name="L1">
      <style:graphic-properties draw:stroke="solid" svg:stroke-color="#000000" draw:fill="solid" draw:fill-color="#eeeeee" draw:auto-grow-height="true" draw:auto-grow-width="false" fo:max-height="0cm" fo:min-height="0.712cm"/>
      <style:paragraph-properties style:writing-mode="lr-tb"/>
    </style:style>
    <style:style style:name="gr15" style:family="graphic" style:parent-style-name="standard" style:list-style-name="L1">
      <style:graphic-properties draw:stroke="solid" svg:stroke-color="#000000" draw:fill="solid" draw:fill-color="#eeeeee" draw:auto-grow-height="true" draw:auto-grow-width="false" fo:max-height="0cm" fo:min-height="0.712cm"/>
      <style:paragraph-properties style:writing-mode="lr-tb"/>
    </style:style>
    <style:style style:name="gr16" style:family="graphic" style:parent-style-name="standard" style:list-style-name="L1">
      <style:graphic-properties draw:stroke="solid" svg:stroke-color="#000000" draw:fill="solid" draw:fill-color="#eeeeee" draw:auto-grow-height="true" draw:auto-grow-width="false" fo:max-height="0cm" fo:min-height="0.712cm"/>
      <style:paragraph-properties style:writing-mode="lr-tb"/>
    </style:style>
    <style:style style:name="pr1" style:family="presentation" style:parent-style-name="Standard-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color="#ffffff" loext:opacity="100%" style:font-name="Arial3" fo:font-size="18pt"/>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ffffff" loext:opacity="100%" fo:font-size="18pt" fo:font-style="italic" fo:text-shadow="1pt 1pt" fo:font-weight="bold" style:font-style-asian="italic" style:font-weight-asian="bold" style:font-style-complex="italic" style:font-weight-complex="bold"/>
    </style:style>
    <style:style style:name="P5" style:family="paragraph">
      <loext:graphic-properties draw:fill="solid" draw:fill-color="#ffffff"/>
      <style:paragraph-properties fo:text-align="start" style:writing-mode="lr-tb">
        <style:tab-stops>
          <style:tab-stop style:position="0.4cm"/>
          <style:tab-stop style:position="0.8cm"/>
          <style:tab-stop style:position="1.2cm"/>
          <style:tab-stop style:position="1.6cm"/>
        </style:tab-stops>
      </style:paragraph-properties>
      <style:text-properties fo:color="#ff0000" loext:opacity="100%" style:font-name="Arial3" fo:font-size="10pt" fo:font-weight="bold" style:font-size-asian="10pt" style:font-weight-asian="bold" style:font-size-complex="10pt" style:font-weight-complex="bold"/>
    </style:style>
    <style:style style:name="P6" style:family="paragraph">
      <loext:graphic-properties draw:fill="solid" draw:fill-color="#ffffff"/>
      <style:paragraph-properties fo:text-align="start" style:writing-mode="lr-tb"/>
      <style:text-properties fo:font-size="18pt"/>
    </style:style>
    <style:style style:name="P7" style:family="paragraph">
      <loext:graphic-properties draw:fill-color="#ffffff"/>
      <style:paragraph-properties style:writing-mode="lr-tb"/>
    </style:style>
    <style:style style:name="P8" style:family="paragraph">
      <style:paragraph-properties fo:text-align="justify" style:writing-mode="lr-tb">
        <style:tab-stops>
          <style:tab-stop style:position="0.4cm"/>
          <style:tab-stop style:position="0.8cm"/>
          <style:tab-stop style:position="1.2cm"/>
          <style:tab-stop style:position="1.6cm"/>
        </style:tab-stops>
      </style:paragraph-properties>
      <style:text-properties fo:color="#ff0000" loext:opacity="100%" style:font-name="Arial3" fo:font-size="10pt" fo:font-weight="bold" style:font-size-asian="10pt" style:font-weight-asian="bold" style:font-size-complex="10pt" style:font-weight-complex="bold"/>
    </style:style>
    <style:style style:name="P9" style:family="paragraph">
      <loext:graphic-properties draw:fill="solid" draw:fill-color="#ffffff"/>
      <style:paragraph-properties fo:text-align="justify" style:writing-mode="lr-tb">
        <style:tab-stops>
          <style:tab-stop style:position="0.4cm"/>
          <style:tab-stop style:position="0.8cm"/>
          <style:tab-stop style:position="1.2cm"/>
          <style:tab-stop style:position="1.6cm"/>
        </style:tab-stops>
      </style:paragraph-properties>
      <style:text-properties fo:color="#ff0000" loext:opacity="100%" style:font-name="Arial3" fo:font-size="10pt" fo:font-weight="bold" style:font-size-asian="10pt" style:font-weight-asian="bold" style:font-size-complex="10pt" style:font-weight-complex="bold"/>
    </style:style>
    <style:style style:name="P10" style:family="paragraph">
      <style:paragraph-properties fo:text-align="justify"/>
      <style:text-properties fo:font-size="11pt" style:font-size-asian="11pt" style:font-size-complex="11pt"/>
    </style:style>
    <style:style style:name="P11" style:family="paragraph">
      <style:paragraph-properties fo:margin-left="0cm" fo:margin-right="0cm" fo:margin-top="0cm" fo:margin-bottom="0cm" fo:line-height="100%" fo:text-align="justify" fo:text-indent="0cm" style:writing-mode="lr-tb">
        <style:tab-stops/>
      </style:paragraph-properties>
      <style:text-properties fo:font-size="18pt"/>
    </style:style>
    <style:style style:name="P12"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8pt"/>
    </style:style>
    <style:style style:name="P13"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1pt" style:font-size-asian="11pt" style:font-size-complex="11pt"/>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left="0cm" fo:margin-right="0cm" fo:margin-top="0cm" fo:margin-bottom="0cm" fo:line-height="100%" fo:text-align="justify"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style>
    <style:style style:name="P17" style:family="paragraph">
      <style:paragraph-properties fo:margin-left="0cm" fo:margin-right="0cm" fo:margin-top="0cm" fo:margin-bottom="0cm" fo:line-height="100%" fo:text-align="justify" fo:text-indent="0cm" style:writing-mode="lr-tb">
        <style:tab-stops/>
      </style:paragraph-properties>
      <style:text-properties fo:font-size="18pt" fo:font-style="normal" style:font-style-asian="normal" style:font-style-complex="normal"/>
    </style:style>
    <style:style style:name="P18"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8pt" fo:font-style="normal" style:font-style-asian="normal" style:font-style-complex="normal"/>
    </style:style>
    <style:style style:name="P19" style:family="paragraph">
      <loext:graphic-properties draw:fill-color="#ffffff"/>
      <style:paragraph-properties style:writing-mode="lr-tb"/>
      <style:text-properties fo:font-size="20pt"/>
    </style:style>
    <style:style style:name="P20" style:family="paragraph">
      <style:paragraph-properties fo:text-align="justify" style:writing-mode="lr-tb">
        <style:tab-stops>
          <style:tab-stop style:position="0.4cm"/>
          <style:tab-stop style:position="0.8cm"/>
          <style:tab-stop style:position="1.2cm"/>
          <style:tab-stop style:position="1.6cm"/>
        </style:tab-stops>
      </style:paragraph-properties>
      <style:text-properties style:font-name="Arial3" fo:font-size="10pt" fo:font-weight="normal" style:font-size-asian="10pt" style:font-weight-asian="normal" style:font-size-complex="10pt" style:font-weight-complex="normal"/>
    </style:style>
    <style:style style:name="P21" style:family="paragraph">
      <style:paragraph-properties fo:margin-left="0.4cm" fo:margin-right="0cm" fo:text-align="justify" fo:text-indent="0cm" style:writing-mode="lr-tb">
        <style:tab-stops>
          <style:tab-stop style:position="0.4cm"/>
          <style:tab-stop style:position="0.8cm"/>
          <style:tab-stop style:position="1.2cm"/>
          <style:tab-stop style:position="1.6cm"/>
        </style:tab-stops>
      </style:paragraph-properties>
      <style:text-properties style:font-name="Arial3" fo:font-size="10pt" fo:font-weight="normal" style:font-size-asian="10pt" style:font-weight-asian="normal" style:font-size-complex="10pt" style:font-weight-complex="normal"/>
    </style:style>
    <style:style style:name="P22" style:family="paragraph">
      <loext:graphic-properties draw:fill="solid" draw:fill-color="#ffffff"/>
      <style:paragraph-properties fo:text-align="justify" style:writing-mode="lr-tb">
        <style:tab-stops>
          <style:tab-stop style:position="0.4cm"/>
          <style:tab-stop style:position="0.8cm"/>
          <style:tab-stop style:position="1.2cm"/>
          <style:tab-stop style:position="1.6cm"/>
        </style:tab-stops>
      </style:paragraph-properties>
      <style:text-properties style:font-name="Arial3" fo:font-size="10pt" fo:font-weight="normal" style:font-size-asian="10pt" style:font-weight-asian="normal" style:font-size-complex="10pt" style:font-weight-complex="normal"/>
    </style:style>
    <style:style style:name="P23" style:family="paragraph">
      <style:paragraph-properties fo:margin-left="0.4cm" fo:margin-right="0cm" fo:margin-top="0cm" fo:margin-bottom="0cm" fo:line-height="100%" fo:text-align="justify" fo:text-indent="0cm">
        <style:tab-stops/>
      </style:paragraph-properties>
    </style:style>
    <style:style style:name="P24" style:family="paragraph">
      <loext:graphic-properties draw:fill="solid" draw:fill-color="#eeeeee"/>
      <style:paragraph-properties fo:margin-left="0cm" fo:margin-right="0cm" fo:margin-top="0cm" fo:margin-bottom="0cm" fo:line-height="100%" fo:text-align="justify" fo:text-indent="0cm" style:writing-mode="lr-tb">
        <style:tab-stops/>
      </style:paragraph-properties>
      <style:text-properties fo:font-size="18pt" style:font-size-asian="18pt" style:font-size-complex="18pt"/>
    </style:style>
    <style:style style:name="P25" style:family="paragraph">
      <style:paragraph-properties fo:margin-left="0cm" fo:margin-right="0cm" fo:margin-top="0cm" fo:margin-bottom="0cm" fo:line-height="100%" fo:text-align="justify" fo:text-indent="0cm" style:writing-mode="lr-tb">
        <style:tab-stops/>
      </style:paragraph-properties>
      <style:text-properties fo:font-size="17pt" style:font-size-asian="17pt" style:font-size-complex="17pt"/>
    </style:style>
    <style:style style:name="P26" style:family="paragraph">
      <style:paragraph-properties fo:margin-left="1.4cm" fo:margin-right="0cm" fo:margin-top="0cm" fo:margin-bottom="0cm" fo:line-height="100%" fo:text-align="justify" fo:text-indent="0cm" style:writing-mode="lr-tb">
        <style:tab-stops/>
      </style:paragraph-properties>
      <style:text-properties fo:font-size="17pt" style:font-size-asian="17pt" style:font-size-complex="17pt"/>
    </style:style>
    <style:style style:name="P27"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7pt" style:font-size-asian="17pt" style:font-size-complex="17pt"/>
    </style:style>
    <style:style style:name="P28" style:family="paragraph">
      <style:paragraph-properties fo:margin-left="1.4cm" fo:margin-right="0cm" fo:margin-top="0cm" fo:margin-bottom="0cm" fo:line-height="100%" fo:text-align="justify" fo:text-indent="0cm" style:writing-mode="lr-tb">
        <style:tab-stops/>
      </style:paragraph-properties>
      <style:text-properties fo:font-size="16pt" style:font-size-asian="16pt" style:font-size-complex="16pt"/>
    </style:style>
    <style:style style:name="P29" style:family="paragraph">
      <style:paragraph-properties fo:margin-left="2.8cm" fo:margin-right="0cm" fo:margin-top="0cm" fo:margin-bottom="0cm" fo:line-height="100%" fo:text-align="justify" fo:text-indent="0cm" style:writing-mode="lr-tb">
        <style:tab-stops/>
      </style:paragraph-properties>
      <style:text-properties fo:font-size="16pt" style:font-size-asian="16pt" style:font-size-complex="16pt"/>
    </style:style>
    <style:style style:name="P30" style:family="paragraph">
      <style:paragraph-properties fo:margin-left="3.6cm" fo:margin-right="0cm" fo:margin-top="0cm" fo:margin-bottom="0cm" fo:line-height="100%" fo:text-align="justify" fo:text-indent="0cm" style:writing-mode="lr-tb">
        <style:tab-stops/>
      </style:paragraph-properties>
      <style:text-properties fo:font-size="16pt" style:font-size-asian="16pt" style:font-size-complex="16pt"/>
    </style:style>
    <style:style style:name="P31"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6pt" style:font-size-asian="16pt" style:font-size-complex="16pt"/>
    </style:style>
    <style:style style:name="P32" style:family="paragraph">
      <style:paragraph-properties fo:margin-left="0cm" fo:margin-right="0cm" fo:margin-top="0cm" fo:margin-bottom="0cm" fo:line-height="100%" fo:text-align="justify" fo:text-indent="0cm" style:writing-mode="lr-tb">
        <style:tab-stops/>
      </style:paragraph-properties>
      <style:text-properties fo:font-size="12pt" style:font-size-asian="12pt" style:font-size-complex="12pt"/>
    </style:style>
    <style:style style:name="P33" style:family="paragraph">
      <loext:graphic-properties draw:fill="solid" draw:fill-color="#ffffff"/>
      <style:paragraph-properties fo:margin-left="0cm" fo:margin-right="0cm" fo:margin-top="0cm" fo:margin-bottom="0cm" fo:line-height="100%" fo:text-align="justify" fo:text-indent="0cm" style:writing-mode="lr-tb">
        <style:tab-stops/>
      </style:paragraph-properties>
      <style:text-properties fo:font-size="12pt" style:font-size-asian="12pt" style:font-size-complex="12pt"/>
    </style:style>
    <style:style style:name="P34" style:family="paragraph">
      <style:paragraph-properties fo:margin-left="1.4cm" fo:margin-right="0cm" fo:margin-top="0cm" fo:margin-bottom="0cm" fo:line-height="100%" fo:text-align="justify" fo:text-indent="0cm" style:writing-mode="lr-tb">
        <style:tab-stops/>
      </style:paragraph-properties>
      <style:text-properties fo:font-size="12pt" style:font-size-asian="12pt" style:font-size-complex="12pt"/>
    </style:style>
    <style:style style:name="P35" style:family="paragraph">
      <style:paragraph-properties fo:margin-left="1.251cm" fo:margin-right="0cm" fo:margin-top="0cm" fo:margin-bottom="0cm" fo:line-height="100%" fo:text-align="justify" fo:text-indent="0cm" style:writing-mode="lr-tb">
        <style:tab-stops/>
      </style:paragraph-properties>
      <style:text-properties fo:font-size="12pt" style:font-size-asian="12pt" style:font-size-complex="12pt"/>
    </style:style>
    <style:style style:name="P36" style:family="paragraph">
      <style:paragraph-properties fo:margin-left="0cm" fo:margin-right="0cm" fo:margin-top="0cm" fo:margin-bottom="0cm" fo:line-height="100%" fo:text-align="justify" fo:text-indent="0cm" style:writing-mode="lr-tb">
        <style:tab-stops/>
      </style:paragraph-properties>
    </style:style>
    <style:style style:name="P37" style:family="paragraph">
      <loext:graphic-properties draw:fill="none" draw:fill-color="#ffffff"/>
      <style:paragraph-properties fo:margin-left="0cm" fo:margin-right="0cm" fo:margin-top="0cm" fo:margin-bottom="0cm" fo:line-height="100%" fo:text-align="justify" fo:text-indent="0cm" style:writing-mode="lr-tb">
        <style:tab-stops/>
      </style:paragraph-properties>
    </style:style>
    <style:style style:name="P38" style:family="paragraph">
      <style:paragraph-properties fo:margin-left="1.4cm" fo:margin-right="0cm" fo:margin-top="0cm" fo:margin-bottom="0cm" fo:line-height="100%" fo:text-align="justify" fo:text-indent="0cm" style:writing-mode="lr-tb">
        <style:tab-stops/>
      </style:paragraph-properties>
      <style:text-properties fo:font-size="18pt"/>
    </style:style>
    <style:style style:name="P39" style:family="paragraph">
      <style:paragraph-properties fo:margin-left="0.4cm" fo:margin-right="0cm" fo:margin-top="0cm" fo:margin-bottom="0cm" fo:line-height="100%" fo:text-align="justify" fo:text-indent="0cm" style:writing-mode="lr-tb">
        <style:tab-stops>
          <style:tab-stop style:position="0.4cm"/>
          <style:tab-stop style:position="0.8cm"/>
          <style:tab-stop style:position="1.2cm"/>
          <style:tab-stop style:position="1.6cm"/>
        </style:tab-stops>
      </style:paragraph-properties>
    </style:style>
    <style:style style:name="P40" style:family="paragraph">
      <loext:graphic-properties draw:fill="solid" draw:fill-color="#eeeeee"/>
      <style:paragraph-properties fo:margin-left="0.4cm" fo:margin-right="0cm" fo:margin-top="0cm" fo:margin-bottom="0cm" fo:line-height="100%" fo:text-align="justify" fo:text-indent="0cm" style:writing-mode="lr-tb">
        <style:tab-stops>
          <style:tab-stop style:position="0.4cm"/>
          <style:tab-stop style:position="0.8cm"/>
          <style:tab-stop style:position="1.2cm"/>
          <style:tab-stop style:position="1.6cm"/>
        </style:tab-stops>
      </style:paragraph-properties>
      <style:text-properties fo:font-size="18pt" style:font-size-asian="18pt" style:font-size-complex="18pt"/>
    </style:style>
    <style:style style:name="P41" style:family="paragraph">
      <style:paragraph-properties fo:margin-left="0.4cm" fo:margin-right="0cm" fo:text-align="start" fo:text-indent="0cm" style:writing-mode="lr-tb">
        <style:tab-stops>
          <style:tab-stop style:position="0.4cm"/>
          <style:tab-stop style:position="0.8cm"/>
          <style:tab-stop style:position="1.2cm"/>
          <style:tab-stop style:position="1.6cm"/>
        </style:tab-stops>
      </style:paragraph-properties>
      <style:text-properties style:font-name="Arial3" fo:font-size="10pt" fo:font-weight="normal" style:font-size-asian="10pt" style:font-weight-asian="normal" style:font-size-complex="10pt" style:font-weight-complex="normal"/>
    </style:style>
    <style:style style:name="P42" style:family="paragraph">
      <style:paragraph-properties fo:text-align="start" style:writing-mode="lr-tb">
        <style:tab-stops>
          <style:tab-stop style:position="0.4cm"/>
          <style:tab-stop style:position="0.8cm"/>
          <style:tab-stop style:position="1.2cm"/>
          <style:tab-stop style:position="1.6cm"/>
        </style:tab-stops>
      </style:paragraph-properties>
      <style:text-properties style:font-name="Arial3" fo:font-size="10pt" fo:font-weight="normal" style:font-size-asian="10pt" style:font-weight-asian="normal" style:font-size-complex="10pt" style:font-weight-complex="normal"/>
    </style:style>
    <style:style style:name="T1" style:family="text">
      <style:text-properties fo:color="#ffffff" loext:opacity="100%" style:font-name="Arial3" fo:font-size="28pt" fo:text-shadow="1pt 1pt" fo:font-weight="bold" style:font-size-asian="28pt" style:font-weight-asian="bold" style:font-size-complex="28pt" style:font-weight-complex="bold"/>
    </style:style>
    <style:style style:name="T2" style:family="text">
      <style:text-properties fo:color="#ffffff" loext:opacity="100%" style:font-name="Arial3" fo:font-size="18pt" fo:text-shadow="1pt 1pt" fo:font-weight="bold" style:font-size-asian="28pt" style:font-weight-asian="bold" style:font-size-complex="28pt" style:font-weight-complex="bold"/>
    </style:style>
    <style:style style:name="T3" style:family="text">
      <style:text-properties fo:color="#ffffff" loext:opacity="100%" style:font-name="Arial3" fo:font-size="18pt" fo:font-style="italic" fo:text-shadow="1pt 1pt" fo:font-weight="bold" style:font-size-asian="28pt" style:font-style-asian="italic" style:font-weight-asian="bold" style:font-size-complex="28pt" style:font-style-complex="italic" style:font-weight-complex="bold"/>
    </style:style>
    <style:style style:name="T4" style:family="text">
      <style:text-properties fo:color="#ffffff" loext:opacity="100%" fo:font-size="18pt" fo:font-style="italic" fo:text-shadow="1pt 1pt" fo:font-weight="bold" style:font-style-asian="italic" style:font-weight-asian="bold" style:font-style-complex="italic" style:font-weight-complex="bold"/>
    </style:style>
    <style:style style:name="T5" style:family="text">
      <style:text-properties fo:font-variant="normal" fo:text-transform="none" fo:color="#ff0000" loext:opacity="100%" style:text-outline="false" style:text-line-through-style="none" style:text-line-through-type="none" style:font-name="Arial3" fo:font-size="10pt" fo:font-style="normal" fo:text-shadow="none" style:text-underline-style="none" fo:font-weight="bold" style:letter-kerning="true" style:font-name-asian="Microsoft YaHei" style:font-size-asian="10pt" style:font-style-asian="normal" style:font-weight-asian="bold" style:font-name-complex="Arial6" style:font-size-complex="10pt" style:font-style-complex="normal" style:font-weight-complex="bold" style:text-emphasize="none" style:font-relief="none" style:text-overline-style="none" style:text-overline-color="font-color"/>
    </style:style>
    <style:style style:name="T6" style:family="text">
      <style:text-properties fo:font-size="18pt" style:font-size-asian="11pt" style:font-size-complex="11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style="italic" fo:font-weight="bold" style:font-size-asian="13pt" style:font-style-asian="italic" style:font-weight-asian="bold" style:font-size-complex="13pt" style:font-style-complex="italic" style:font-weight-complex="bold"/>
    </style:style>
    <style:style style:name="T12" style:family="text">
      <style:text-properties fo:font-size="18pt" fo:font-weight="bold" style:font-size-asian="11pt" style:font-weight-asian="bold" style:font-size-complex="11pt"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8pt" fo:font-style="normal" style:font-size-asian="11pt" style:font-style-asian="normal" style:font-size-complex="11pt" style:font-style-complex="normal"/>
    </style:style>
    <style:style style:name="T16" style:family="text">
      <style:text-properties fo:font-size="18pt" fo:font-style="normal" fo:font-weight="bold" style:font-size-asian="11pt" style:font-style-asian="normal" style:font-weight-asian="bold" style:font-size-complex="11pt" style:font-style-complex="normal" style:font-weight-complex="bold"/>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variant="normal" fo:text-transform="none" fo:color="#000000" loext:opacity="100%" style:text-outline="false" style:text-line-through-style="none" style:text-line-through-type="none" style:font-name="Arial3" fo:font-size="10pt" fo:font-style="normal" fo:text-shadow="none" style:text-underline-style="none" fo:font-weight="normal" style:letter-kerning="true" style:font-name-asian="Microsoft YaHei" style:font-size-asian="10pt" style:font-style-asian="normal" style:font-weight-asian="normal" style:font-name-complex="Arial6" style:font-size-complex="10pt" style:font-style-complex="normal" style:font-weight-complex="normal" style:text-emphasize="none" style:font-relief="none" style:text-overline-style="none" style:text-overline-color="font-color"/>
    </style:style>
    <style:style style:name="T19" style:family="text">
      <style:text-properties style:font-name="Arial3" fo:font-size="10pt" fo:font-weight="normal" style:font-size-asian="10pt" style:font-weight-asian="normal" style:font-size-complex="10pt" style:font-weight-complex="normal"/>
    </style:style>
    <style:style style:name="T20" style:family="text">
      <style:text-properties fo:color="#ff0000" loext:opacity="100%" style:font-name="Arial3" fo:font-size="10pt" fo:font-weight="bold" style:font-size-asian="10pt" style:font-weight-asian="bold" style:font-size-complex="10pt" style:font-weight-complex="bold"/>
    </style:style>
    <style:style style:name="T21" style:family="text">
      <style:text-properties fo:font-size="18pt"/>
    </style:style>
    <style:style style:name="T22" style:family="text">
      <style:text-properties fo:font-size="18pt" fo:font-weight="bold" style:font-weight-asian="bold" style:font-weight-complex="bold"/>
    </style:style>
    <style:style style:name="T23" style:family="text">
      <style:text-properties style:font-name="Arial3" fo:font-size="18pt" fo:font-weight="normal" style:font-size-asian="18pt" style:font-weight-asian="normal" style:font-size-complex="18pt" style:font-weight-complex="normal"/>
    </style:style>
    <style:style style:name="T24" style:family="text">
      <style:text-properties fo:color="#ff0000" loext:opacity="100%" style:font-name="Arial3" fo:font-size="18pt" fo:font-weight="bold" style:font-size-asian="18pt" style:font-weight-asian="bold" style:font-size-complex="18pt" style:font-weight-complex="bold"/>
    </style:style>
    <style:style style:name="T25" style:family="text">
      <style:text-properties fo:color="#000000" loext:opacity="100%" style:font-name="Arial3" fo:font-size="10pt" fo:font-weight="normal" style:font-size-asian="10pt" style:font-weight-asian="normal" style:font-size-complex="10pt" style:font-weight-complex="normal"/>
    </style:style>
    <style:style style:name="T26" style:family="text">
      <style:text-properties fo:font-size="18pt" fo:font-style="italic" style:font-style-asian="italic" style:font-style-complex="italic"/>
    </style:style>
    <style:style style:name="T27" style:family="text">
      <style:text-properties fo:font-size="17pt" style:font-size-asian="17pt" style:font-size-complex="17pt"/>
    </style:style>
    <style:style style:name="T28" style:family="text">
      <style:text-properties fo:font-size="17pt" fo:font-weight="bold" style:font-size-asian="17pt" style:font-weight-asian="bold" style:font-size-complex="17pt" style:font-weight-complex="bold"/>
    </style:style>
    <style:style style:name="T29" style:family="text">
      <style:text-properties fo:font-size="17pt" fo:font-weight="normal" style:font-size-asian="17pt" style:font-weight-asian="normal" style:font-size-complex="17pt" style:font-weight-complex="normal"/>
    </style:style>
    <style:style style:name="T30" style:family="text">
      <style:text-properties fo:font-size="12pt" style:font-size-asian="12pt" style:font-size-complex="12pt"/>
    </style:style>
    <style:style style:name="T31" style:family="text">
      <style:text-properties fo:font-size="12pt" fo:font-weight="bold" style:font-size-asian="12pt" style:font-weight-asian="bold" style:font-size-complex="12pt" style:font-weight-complex="bold"/>
    </style:style>
    <style:style style:name="T32" style:family="text">
      <style:text-properties fo:color="#ff8000" loext:opacity="100%" fo:font-size="12pt" fo:font-weight="bold" style:font-size-asian="12pt" style:font-weight-asian="bold" style:font-size-complex="12pt" style:font-weight-complex="bold"/>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fo:font-weight="bold" style:font-size-asian="10pt" style:font-style-asian="italic" style:font-weight-asian="bold" style:font-size-complex="10pt" style:font-style-complex="italic" style:font-weight-complex="bold"/>
    </style:style>
    <style:style style:name="T35"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1pt" style:font-style-asian="normal" style:font-weight-asian="normal" style:font-name-complex="Arial6" style:font-size-complex="11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1pt" style:font-style-asian="normal" style:font-weight-asian="bold" style:font-name-complex="Arial6" style:font-size-complex="11pt" style:font-style-complex="normal" style:font-weight-complex="bold" style:text-emphasize="none" style:font-relief="none" style:text-overline-style="none" style:text-overline-color="font-color"/>
    </style:style>
    <style:style style:name="T37" style:family="text">
      <style:text-properties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Microsoft YaHei" style:font-size-asian="10pt" style:font-style-asian="normal" style:font-weight-asian="normal" style:font-name-complex="Arial6"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0000" loext:opacity="100%" style:text-outline="false" style:text-line-through-style="none" style:text-line-through-type="none" style:font-name="Arial3" fo:font-size="10pt" fo:font-style="normal" fo:text-shadow="none" style:text-underline-style="none" fo:font-weight="bold" style:letter-kerning="true" fo:background-color="transparent" style:font-name-asian="Microsoft YaHei" style:font-size-asian="10pt" style:font-style-asian="normal" style:font-weight-asian="bold" style:font-name-complex="Arial6"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5" draw:layer="layout" svg:width="7.2cm" svg:height="14cm" svg:x="0.6cm" svg:y="0.4cm">
          <text:p/>
          <draw:enhanced-geometry svg:viewBox="0 0 21600 21600" draw:type="rectangle" draw:enhanced-path="M 0 0 L 21600 0 21600 21600 0 21600 0 0 Z N"/>
        </draw:custom-shape>
        <draw:custom-shape draw:style-name="gr4" draw:text-style-name="P6" draw:layer="layout" svg:width="18.6cm" svg:height="11.6cm" svg:x="8.6cm" svg:y="2.8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9" draw:layer="layout" svg:width="7.2cm" svg:height="14cm" svg:x="0.6cm" svg:y="0.4cm">
          <text:p text:style-name="P8"><text:span text:style-name="T5">I. Principe général</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0"><text:span text:style-name="T6">Un plan de dissertation se compose de grandes parties, qui se </text:span><text:span text:style-name="T7">divisent elles-mêmes en sous-parties.</text:span></text:p>
          <text:p text:style-name="P10"><text:span text:style-name="T7"/></text:p>
          <text:p text:style-name="P10"><text:span text:style-name="T7">Les grandes parties sont au nombre de deux ou trois :</text:span></text:p>
          <text:p text:style-name="P10"><text:span text:style-name="T7"><text:tab/></text:span><text:span text:style-name="T7">- soit </text:span><text:span text:style-name="T8">trois grandes parties </text:span><text:span text:style-name="T7">divisées chacune en </text:span><text:span text:style-name="T8">deux sous-parties (ou un seul gros paragraphe)</text:span></text:p>
          <text:p text:style-name="P10"><text:span text:style-name="T7"><text:tab/></text:span><text:span text:style-name="T7">- soit </text:span><text:span text:style-name="T8">deux grandes parties</text:span><text:span text:style-name="T7"> divisées chacune en </text:span><text:span text:style-name="T8">trois sous-parties (ou deux grosses sous-parties)</text:span></text:p>
          <text:p text:style-name="P11"><text:span text:style-name="T9"/></text:p>
          <text:p text:style-name="P11"><text:span text:style-name="T10">Le plan en trois grandes parties est </text:span><text:span text:style-name="T11">conseillé</text:span><text:span text:style-name="T10"> parce qu'il vous empêche de construire votre dissertation autour d'une opposition binaire (mais il n'a rien de nécessaire). C’est d’autant plus le cas si vos parties 1 et 2 reprennent strictement l’opposition R1 et R2 de votre problématique !</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9" draw:layer="layout" svg:width="7.2cm" svg:height="14cm" svg:x="0.6cm" svg:y="0.4cm">
          <text:p text:style-name="P8"><text:span text:style-name="T5">I. Principe général</text:span></text:p>
          <draw:enhanced-geometry svg:viewBox="0 0 21600 21600" draw:type="rectangle" draw:enhanced-path="M 0 0 L 21600 0 21600 21600 0 21600 0 0 Z N"/>
        </draw:custom-shape>
        <draw:custom-shape draw:style-name="gr4" draw:text-style-name="P13" draw:layer="layout" svg:width="18.6cm" svg:height="11.6cm" svg:x="8.6cm" svg:y="2.8cm">
          <text:p/>
          <draw:enhanced-geometry svg:viewBox="0 0 21600 21600" draw:type="rectangle" draw:enhanced-path="M 0 0 L 21600 0 21600 21600 0 21600 0 0 Z N"/>
        </draw:custom-shape>
        <draw:frame draw:style-name="gr6" draw:text-style-name="P16" draw:layer="layout" svg:width="8.8cm" svg:height="8.072cm" svg:x="9cm" svg:y="4.5cm">
          <draw:text-box>
            <text:p text:style-name="P14"><text:span text:style-name="T12">Premier type de plan :</text:span></text:p>
            <text:p text:style-name="P14"><text:span text:style-name="T12">Le plan en deux parties</text:span></text:p>
            <text:p text:style-name="P15"><text:span text:style-name="T6"/></text:p>
            <text:p text:style-name="P15"><text:span text:style-name="T13">I. Première partie</text:span></text:p>
            <text:p text:style-name="P15"><text:span text:style-name="T14"><text:tab/></text:span><text:span text:style-name="T14">1. Première sous-partie</text:span></text:p>
            <text:p text:style-name="P15"><text:span text:style-name="T14"><text:tab/></text:span><text:span text:style-name="T14">2. Deuxième sous-partie</text:span></text:p>
            <text:p text:style-name="P15"><text:span text:style-name="T14"><text:tab/></text:span><text:span text:style-name="T14">(3. Troisième sous-partie)</text:span></text:p>
            <text:p text:style-name="P15"><text:span text:style-name="T13">II. Deuxième partie</text:span></text:p>
            <text:p text:style-name="P15"><text:span text:style-name="T14"><text:tab/></text:span><text:span text:style-name="T14">1. Première sous-partie</text:span></text:p>
            <text:p text:style-name="P15"><text:span text:style-name="T14"><text:tab/></text:span><text:span text:style-name="T14">2. Deuxième sous-partie</text:span></text:p>
            <text:p text:style-name="P15"><text:span text:style-name="T14"><text:tab/></text:span><text:span text:style-name="T14">(3. Troisième sous-partie)</text:span></text:p>
          </draw:text-box>
        </draw:frame>
        <draw:frame draw:style-name="gr7" draw:text-style-name="P16" draw:layer="layout" svg:width="8.8cm" svg:height="8.072cm" svg:x="18cm" svg:y="4.5cm">
          <draw:text-box>
            <text:p text:style-name="P14"><text:span text:style-name="T12">Deuxième type de plan :</text:span></text:p>
            <text:p text:style-name="P14"><text:span text:style-name="T12">Le plan en trois parties</text:span></text:p>
            <text:p text:style-name="P15"><text:span text:style-name="T6"/></text:p>
            <text:p text:style-name="P15"><text:span text:style-name="T13">I. Première partie</text:span></text:p>
            <text:p text:style-name="P15"><text:span text:style-name="T14"><text:tab/></text:span><text:span text:style-name="T14">(1. Première sous-partie)</text:span></text:p>
            <text:p text:style-name="P15"><text:span text:style-name="T14"><text:tab/></text:span><text:span text:style-name="T14">(2. Deuxième sous-partie)</text:span></text:p>
            <text:p text:style-name="P15"><text:span text:style-name="T13">II. Deuxième partie</text:span></text:p>
            <text:p text:style-name="P15"><text:span text:style-name="T14"><text:tab/></text:span><text:span text:style-name="T14">(1. Première sous-partie)</text:span></text:p>
            <text:p text:style-name="P15"><text:span text:style-name="T14"><text:tab/></text:span><text:span text:style-name="T14">(2. Deuxième sous-partie)</text:span></text:p>
            <text:p text:style-name="P15"><text:span text:style-name="T13">III. Troisième partie</text:span></text:p>
            <text:p text:style-name="P15"><text:span text:style-name="T14"><text:tab/></text:span><text:span text:style-name="T14">(1. Première sous-partie)</text:span></text:p>
            <text:p text:style-name="P15"><text:span text:style-name="T14"><text:tab/></text:span><text:span text:style-name="T14">(2. Deuxième sous-partie)</text:span></text:p>
          </draw:text-box>
        </draw:frame>
        <presentation:notes draw:style-name="dp2">
          <draw:page-thumbnail draw:style-name="gr5"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8"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9" draw:layer="layout" svg:width="7.2cm" svg:height="14cm" svg:x="0.6cm" svg:y="0.4cm">
          <text:p text:style-name="P8"><text:span text:style-name="T5">I. Principe général</text:span></text:p>
          <draw:enhanced-geometry svg:viewBox="0 0 21600 21600" draw:type="rectangle" draw:enhanced-path="M 0 0 L 21600 0 21600 21600 0 21600 0 0 Z N"/>
        </draw:custom-shape>
        <draw:custom-shape draw:style-name="gr4" draw:text-style-name="P18" draw:layer="layout" svg:width="18.6cm" svg:height="11.6cm" svg:x="8.6cm" svg:y="2.8cm">
          <text:p text:style-name="P17"><text:span text:style-name="T15">Quand vous rédigez votre brouillon, il est important de présenter votre plan sous la forme de </text:span><text:span text:style-name="T16">thèses</text:span><text:span text:style-name="T15"> complètes, et non simplement de mots vaguement articulés. Cela vous forcera à préciser vos idées : il faut d’abord savoir exactement ce que vous voulez dire avant de commencer à rédiger !</text:span></text:p>
          <text:p text:style-name="P17"><text:span text:style-name="T15"/></text:p>
          <text:p text:style-name="P17"><text:span text:style-name="T17">Pour avoir des exemples, reportez-vous aux plans développés dans le cours.</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4" presentation:class="page"/>
          <draw:frame presentation:style-name="pr1" draw:text-style-name="P19"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20">a. Toujours être dans le sujet</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text:tab/></text:span></text:p>
          <text:p text:style-name="P11"><text:span text:style-name="T21"/></text:p>
          <text:p text:style-name="P11"><text:span text:style-name="T21"/></text:p>
          <text:p text:style-name="P11"><text:span text:style-name="T21"><text:tab/></text:span><text:span text:style-name="T21">Un sujet de philosophie vous demandera toujours d’</text:span><text:span text:style-name="T22">articuler plusieurs concepts ensemble</text:span><text:span text:style-name="T21">. Par exemple, le sujet « le </text:span><text:span text:style-name="T22">travail</text:span><text:span text:style-name="T21"> </text:span><text:span text:style-name="T22">libère</text:span><text:span text:style-name="T21">-t-il l’homme ? » vous demande d’étudier les rapports entre travail et liberté ; le sujet « faut-il être </text:span><text:span text:style-name="T22">ignorant</text:span><text:span text:style-name="T21"> pour être </text:span><text:span text:style-name="T22">heureux </text:span><text:span text:style-name="T21">? » vous interroge sur les rapports entre bonheur et ignorance.</text:span></text:p>
          <text:p text:style-name="P11"><text:span text:style-name="T21"/></text:p>
          <text:p text:style-name="P11"><text:span text:style-name="T21"><text:tab/></text:span><text:span text:style-name="T21">Chacune de vos parties (et chacune de vos sous-parties) doit faire référence à tous ces concepts. Si on vous interroge sur les rapports entre </text:span><text:span text:style-name="T22">travail</text:span><text:span text:style-name="T21"> et </text:span><text:span text:style-name="T22">liberté</text:span><text:span text:style-name="T21">, une partie ou une sous-partie qui ne parlerait que du travail ou que de la liberté serait hors-sujet.</text:span></text:p>
          <draw:enhanced-geometry svg:viewBox="0 0 21600 21600" draw:type="rectangle" draw:enhanced-path="M 0 0 L 21600 0 21600 21600 0 21600 0 0 Z N"/>
        </draw:custom-shape>
        <draw:frame draw:style-name="gr9" draw:text-style-name="P24" draw:layer="layout" svg:width="17.8cm" svg:height="1.673cm" svg:x="8.8cm" svg:y="3.2cm">
          <draw:text-box>
            <text:p text:style-name="P15"><text:span text:style-name="T23">II. La construction des parties</text:span></text:p>
            <text:p text:style-name="P23"><text:span text:style-name="T24">a. Toujours être dans le sujet</text:span></text:p>
          </draw:text-box>
        </draw:frame>
        <presentation:notes draw:style-name="dp2">
          <draw:page-thumbnail draw:style-name="gr5"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25">a. Toujours être dans le sujet</text:span></text:p>
          <text:p text:style-name="P21"><text:span text:style-name="T20">b. Aller du plus simple au plus complexe</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text:tab/></text:span></text:p>
          <text:p text:style-name="P11"><text:span text:style-name="T21"><text:tab/></text:span></text:p>
          <text:p text:style-name="P11"><text:span text:style-name="T21"><text:tab/></text:span></text:p>
          <text:p text:style-name="P11"><text:span text:style-name="T21"/></text:p>
          <text:p text:style-name="P11"><text:span text:style-name="T21"><text:tab/></text:span><text:span text:style-name="T21">1. Pour trouver la thèse de votre première partie, vous pouvez essayer d'identifier l'</text:span><text:span text:style-name="T22">opinion commune</text:span><text:span text:style-name="T21">, c'est-à-dire la réponse au sujet qui semble la plus évidente et vous viendrait naturellement. Le but de votre première partie sera alors de montrer que </text:span><text:span text:style-name="T22">cette opinion commune ne peut pas tenir à une analyse critique un peu aboutie</text:span><text:span text:style-name="T21">.</text:span></text:p>
          <text:p text:style-name="P11"><text:span text:style-name="T26"><text:tab/></text:span><text:span text:style-name="T17">Par exemple, sur le sujet « le travail libère-t-il l’homme ? », une première partie pourrait consister à dire : la liberté c’est faire ce qu’on veut quand on veut, or le travail nous permet d’agir de façon extrêmement efficace, et donc le travail est par définition libérateur. C’est une première partie, parce qu’elle s’appuie sur une conception extrêmement pauvre de la liberté.</text:span></text:p>
          <text:p text:style-name="P11"><text:span text:style-name="T17"/></text:p>
          <text:p text:style-name="P11"><text:span text:style-name="T17"><text:tab/></text:span></text:p>
          <text:p text:style-name="P11"><text:span text:style-name="T17"/></text:p>
          <text:p text:style-name="P11"><text:span text:style-name="T17"/></text:p>
          <text:p text:style-name="P11"><text:span text:style-name="T17"/></text:p>
          <text:p text:style-name="P11"><text:span text:style-name="T17"/></text:p>
          <draw:enhanced-geometry svg:viewBox="0 0 21600 21600" draw:type="rectangle" draw:enhanced-path="M 0 0 L 21600 0 21600 21600 0 21600 0 0 Z N"/>
        </draw:custom-shape>
        <draw:frame draw:style-name="gr10" draw:text-style-name="P24" draw:layer="layout" svg:width="17.8cm" svg:height="0.962cm" svg:x="9cm" svg:y="3.038cm">
          <draw:text-box>
            <text:p text:style-name="P23"><text:span text:style-name="T24">b. Aller du plus simple au plus complexe</text:span></text:p>
          </draw:text-box>
        </draw:frame>
        <presentation:notes draw:style-name="dp2">
          <draw:page-thumbnail draw:style-name="gr5"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25">a. Toujours être dans le sujet</text:span></text:p>
          <text:p text:style-name="P21"><text:span text:style-name="T20">b. Aller du plus simple au plus complexe</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text:tab/></text:span></text:p>
          <text:p text:style-name="P11"><text:span text:style-name="T21"><text:tab/></text:span><text:span text:style-name="T21">2. Puisque vous avez montré les limites de l’opinion commune, votre seconde partie va proposer une nouvelle réponse au sujet : une thèse moins naïve et plus rigoureuse. Vous pourrez alors commencer à aller dans l'</text:span><text:span text:style-name="T22">abstraction philosophique</text:span><text:span text:style-name="T21">, de façon maîtrisée et construite. C'est ici que vous allez pouvoir construire des </text:span><text:span text:style-name="T22">analyses</text:span><text:span text:style-name="T21"> et des </text:span><text:span text:style-name="T22">distinctions conceptuelles</text:span><text:span text:style-name="T21">, des </text:span><text:span text:style-name="T22">raisonnements</text:span><text:span text:style-name="T21"> plus abstraits.</text:span></text:p>
          <text:p text:style-name="P11"><text:span text:style-name="T21"/></text:p>
          <text:p text:style-name="P11"><text:span text:style-name="T21"/></text:p>
          <text:p text:style-name="P11"><text:span text:style-name="T17"><text:tab/></text:span><text:span text:style-name="T17">Par exemple, sur le sujet « le travail libère-t-il l’homme ? », notre seconde partie peut reposer sur une redéfinition et une analyse du concept de liberté, pour montrer qu’être libre ce n’est pas seulement faire ce qu’on veut quand on veut, mais c’est plutôt la capacité à penser et vouloir par soi-même… Et soutenir que le travail a un rôle central dans cet apprentissage.</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7" presentation:class="page"/>
          <draw:frame presentation:style-name="pr1" draw:text-style-name="P19"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25">a. Toujours être dans le sujet</text:span></text:p>
          <text:p text:style-name="P21"><text:span text:style-name="T20">b. Aller du plus simple au plus complexe</text:span></text:p>
          <draw:enhanced-geometry svg:viewBox="0 0 21600 21600" draw:type="rectangle" draw:enhanced-path="M 0 0 L 21600 0 21600 21600 0 21600 0 0 Z N"/>
        </draw:custom-shape>
        <draw:custom-shape draw:style-name="gr4" draw:text-style-name="P27" draw:layer="layout" svg:width="18.6cm" svg:height="11.6cm" svg:x="8.6cm" svg:y="2.8cm">
          <text:p text:style-name="P25"><text:span text:style-name="T27"><text:tab/></text:span><text:span text:style-name="T27">3. Pour la troisième partie, vous êtes particulièrement libre de diriger votre réflexion dans le sens qui vous convient. Plusieurs possibilités s’offrent à vous :</text:span></text:p>
          <text:p text:style-name="P25"><text:span text:style-name="T27"/></text:p>
          <text:p text:style-name="P26"><text:span text:style-name="T27">- Vous pouvez considérer que </text:span><text:span text:style-name="T28">la thèse II est elle-même insuffisante</text:span><text:span text:style-name="T27">. Il va donc falloir construire une thèse III qui réponde aux problèmes posés par les deux précédentes thèses (c’est ce qu’on appelle un plan </text:span><text:span text:style-name="T28">dialectique</text:span><text:span text:style-name="T27">). Votre thèse III est donc la solution la plus convaincante que vous pouvez donner à la question qu’on vous pose.</text:span></text:p>
          <text:p text:style-name="P26"><text:span text:style-name="T27"/></text:p>
          <text:p text:style-name="P26"><text:span text:style-name="T27">- Vous pouvez considérer que </text:span><text:span text:style-name="T28">la thèse II est juste</text:span><text:span text:style-name="T29">,</text:span><text:span text:style-name="T28"> </text:span><text:span text:style-name="T29">et qu’</text:span><text:span text:style-name="T28">il faut en tirer les conséquences</text:span><text:span text:style-name="T27">. L'idée est de partir de l’abstraction, et de revenir vers les conséquences concrètes, vers le monde « réel ». Ici, on situera la réflexion sur un plan moral ou politique.</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8" presentation:class="page"/>
          <draw:frame presentation:style-name="pr1" draw:text-style-name="P19"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25">a. Toujours être dans le sujet</text:span></text:p>
          <text:p text:style-name="P21"><text:span text:style-name="T20">b. Aller du plus simple au plus complexe</text:span></text:p>
          <draw:enhanced-geometry svg:viewBox="0 0 21600 21600" draw:type="rectangle" draw:enhanced-path="M 0 0 L 21600 0 21600 21600 0 21600 0 0 Z N"/>
        </draw:custom-shape>
        <draw:custom-shape draw:style-name="gr4" draw:text-style-name="P31" draw:layer="layout" svg:width="18.6cm" svg:height="11.6cm" svg:x="8.6cm" svg:y="2.8cm">
          <text:p text:style-name="P28"><text:span text:style-name="T14">- Vous pouvez </text:span><text:span text:style-name="T13">changer d’angle de réponse</text:span><text:span text:style-name="T14"> : l’idée c’est de montrer que </text:span><text:span text:style-name="T13">ce que vous avez dit jusque là ne touche en fait pas le véritable cœur du problème</text:span><text:span text:style-name="T14">. Cela peut se faire de deux façons différentes :</text:span></text:p>
          <text:p text:style-name="P28"><text:span text:style-name="T14"/></text:p>
          <text:p text:style-name="P29"><text:span text:style-name="T14">- vous </text:span><text:span text:style-name="T13">redéfinissez un concept du sujet</text:span><text:span text:style-name="T14">, et vous expliquez quel est son sens important</text:span></text:p>
          <text:p text:style-name="P30"><text:span text:style-name="T17">Par exemple, imaginons que vos parties I et II se soient contentées de concevoir la liberté comme le fait d’avoir la capacité physique d’exécuter certaines actions… Vous pourriez montrer qu’en fait la grande question de la liberté c’est celle de la liberté intérieure, la liberté de l’esprit.</text:span></text:p>
          <text:p text:style-name="P29"><text:span text:style-name="T14"/></text:p>
          <text:p text:style-name="P29"><text:span text:style-name="T14">- </text:span><text:span text:style-name="T13">vous remettez en question un présupposé du sujet</text:span><text:span text:style-name="T14">. Par exemple, si votre sujet est « pourquoi voulons-nous être libres ? », une bonne troisième partie pourrait consister à se demander si nous désirons vraiment être libres.</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9" presentation:class="page"/>
          <draw:frame presentation:style-name="pr1" draw:text-style-name="P1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20">c. Chaque partie doit proposer une idée réellement différente des autres parties</text:span></text:p>
          <draw:enhanced-geometry svg:viewBox="0 0 21600 21600" draw:type="rectangle" draw:enhanced-path="M 0 0 L 21600 0 21600 21600 0 21600 0 0 Z N"/>
        </draw:custom-shape>
        <draw:custom-shape draw:style-name="gr4" draw:text-style-name="P33" draw:layer="layout" svg:width="18.6cm" svg:height="11.6cm" svg:x="8.6cm" svg:y="2.8cm">
          <text:p text:style-name="P32"><text:span text:style-name="T30"><text:tab/></text:span><text:span text:style-name="T7">La meilleure façon de construire un plan qui ne soit pas répétitif, c'est d'introduire un </text:span><text:span text:style-name="T8">nouveau concept</text:span><text:span text:style-name="T7"> à chaque partie (sauf peut-être la première, qui dans la mesure où elle développe une opinion commune peut rester plus proche du sujet). Ce concept va vous permettre de dire des choses intéressantes sans vous répéter.</text:span></text:p>
          <text:p text:style-name="P32"><text:span text:style-name="T30"/></text:p>
          <draw:enhanced-geometry svg:viewBox="0 0 21600 21600" draw:type="rectangle" draw:enhanced-path="M 0 0 L 21600 0 21600 21600 0 21600 0 0 Z N"/>
        </draw:custom-shape>
        <draw:frame draw:style-name="gr11" draw:text-style-name="P24" draw:layer="layout" svg:width="17.8cm" svg:height="1.673cm" svg:x="9cm" svg:y="3.327cm">
          <draw:text-box>
            <text:p text:style-name="P23"><text:span text:style-name="T24">c. Chaque partie doit proposer une idée réellement différente des autres parties</text:span></text:p>
          </draw:text-box>
        </draw:frame>
        <presentation:notes draw:style-name="dp2">
          <draw:page-thumbnail draw:style-name="gr5"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20">c. Chaque partie doit proposer une idée réellement différente des autres parties</text:span></text:p>
          <draw:enhanced-geometry svg:viewBox="0 0 21600 21600" draw:type="rectangle" draw:enhanced-path="M 0 0 L 21600 0 21600 21600 0 21600 0 0 Z N"/>
        </draw:custom-shape>
        <draw:custom-shape draw:style-name="gr4" draw:text-style-name="P33" draw:layer="layout" svg:width="18.6cm" svg:height="11.6cm" svg:x="8.6cm" svg:y="2.8cm">
          <text:p text:style-name="P32"><text:span text:style-name="T30">Exemple : avec le sujet « Le travail libère-t-il l'homme ? »</text:span></text:p>
          <text:p text:style-name="P32"><text:span text:style-name="T30"/></text:p>
          <text:p text:style-name="P32"><text:span text:style-name="T31">1ère partie :</text:span><text:span text:style-name="T30"> on va essayer de développer un concept qui nous vient naturellement quand on pense à cette question : la question de l'</text:span><text:span text:style-name="T32">autonomie</text:span><text:span text:style-name="T30">. On la prend dans un sens très matériel, comme capacité à nous procurer les biens dont nous avons besoin pour vivre.</text:span></text:p>
          <text:p text:style-name="P34"><text:span text:style-name="T33">→ </text:span><text:span text:style-name="T33">Thèse : « Le travail nous libère en assurant notre </text:span><text:span text:style-name="T34">autonomie</text:span><text:span text:style-name="T33">, dans la mesure où il permet la production matérielle de ce dont nous avons besoin pour vivre. »</text:span></text:p>
          <text:p text:style-name="P32"><text:span text:style-name="T31"/></text:p>
          <text:p text:style-name="P32"><text:span text:style-name="T31">2è partie :</text:span><text:span text:style-name="T30"> on peut rajouter le concept de </text:span><text:span text:style-name="T32">maîtrise de soi</text:span><text:span text:style-name="T30">, en disant que le travail modifie d'abord la personne du travailleur avant de modifier le monde extérieur.</text:span></text:p>
          <text:p text:style-name="P34"><text:span text:style-name="T33">→ </text:span><text:span text:style-name="T33">Thèse : « C’est par l'expérience de l'effort que nous pouvons connaître et développer nos pouvoirs d'être et d'agir ; le travail nous apprend donc à </text:span><text:span text:style-name="T34">maîtriser notre propre esprit</text:span><text:span text:style-name="T33">. »</text:span></text:p>
          <text:p text:style-name="P32"><text:span text:style-name="T31"/></text:p>
          <text:p text:style-name="P32"><text:span text:style-name="T31">3è partie :</text:span><text:span text:style-name="T30"> on déplace légèrement l’interrogation en la mettant sur un plan plus politique (on centre sur la question de l'organisation des </text:span><text:span text:style-name="T32">conditions de travail</text:span><text:span text:style-name="T30">). Nous allons utiliser la réflexion de la partie 2 pour en tirer des conséquences pratiques.</text:span></text:p>
          <text:p text:style-name="P34"><text:span text:style-name="T33">→ </text:span><text:span text:style-name="T33">Thèse : « Pour que le travail puisse remplir son rôle de construction de soi, il faut que les conditions de travail soient elles-mêmes humaines »</text:span></text:p>
          <text:p text:style-name="P32"><text:span text:style-name="T30"/></text:p>
          <text:p text:style-name="P32"><text:span text:style-name="T30"/></text:p>
          <text:p text:style-name="P32"><text:span text:style-name="T30"/></text:p>
          <text:p text:style-name="P32"><text:span text:style-name="T30"/></text:p>
          <text:p text:style-name="P32"><text:span text:style-name="T30"/></text:p>
          <text:p text:style-name="P35"><text:span text:style-name="T30"/></text:p>
          <draw:enhanced-geometry svg:viewBox="0 0 21600 21600" draw:type="rectangle" draw:enhanced-path="M 0 0 L 21600 0 21600 21600 0 21600 0 0 Z N"/>
        </draw:custom-shape>
        <draw:frame draw:style-name="gr12" draw:text-style-name="P37" draw:layer="layout" svg:width="17.8cm" svg:height="2.221cm" svg:x="9cm" svg:y="11.8cm">
          <draw:text-box>
            <text:p text:style-name="P36"><text:span text:style-name="T31">Note :</text:span><text:span text:style-name="T30"> ici, dans la première partie, on centre sur les </text:span><text:span text:style-name="T31">objets</text:span><text:span text:style-name="T30"> qu’on produit. Dans la seconde, sur le </text:span><text:span text:style-name="T31">sujet</text:span><text:span text:style-name="T30"> qui produit. Dans la troisième, sur le </text:span><text:span text:style-name="T31">processus</text:span><text:span text:style-name="T30"> de production. Cette </text:span><text:span text:style-name="T31">structure objet/sujet/processus</text:span><text:span text:style-name="T30"> peut souvent être employée pour les thèmes pratiques et moraux (liberté, bonheur, travail, devoir, conscience/inconscient, sujet, justice, religion, etc)</text:span></text:p>
          </draw:text-box>
        </draw:frame>
        <presentation:notes draw:style-name="dp2">
          <draw:page-thumbnail draw:style-name="gr5"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20">d. Les parties doivent se suivre de façon logique</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35">Le test ultime pour savoir si votre plan est bon consiste à vous demander s'il aurait eu du sens à </text:span><text:span text:style-name="T36">mettre la partie 2 avant la partie 1</text:span><text:span text:style-name="T35">, ou </text:span><text:span text:style-name="T36">la partie 3 avant la partie 2</text:span><text:span text:style-name="T35">.</text:span></text:p>
          <text:p text:style-name="P11"><text:span text:style-name="T35"/></text:p>
          <text:p text:style-name="P11"><text:span text:style-name="T35">→ </text:span><text:span text:style-name="T35">S'il n'y a pas d'ordre logique ni de progression, votre plan n'est pas bon : chaque partie doit être à sa place et ouvrir naturellement sur la suivante.</text:span></text:p>
          <draw:enhanced-geometry svg:viewBox="0 0 21600 21600" draw:type="rectangle" draw:enhanced-path="M 0 0 L 21600 0 21600 21600 0 21600 0 0 Z N"/>
        </draw:custom-shape>
        <draw:frame draw:style-name="gr13" draw:text-style-name="P24" draw:layer="layout" svg:width="17.8cm" svg:height="0.962cm" svg:x="9cm" svg:y="3.328cm">
          <draw:text-box>
            <text:p text:style-name="P23"><text:span text:style-name="T24">d. Les parties doivent se suivre de façon logique</text:span></text:p>
          </draw:text-box>
        </draw:frame>
        <presentation:notes draw:style-name="dp2">
          <draw:page-thumbnail draw:style-name="gr5"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20">III. Construction des sous-parties</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Une fois que vous avez trouvé vos deux ou trois grandes parties, vous allez chercher les </text:span><text:span text:style-name="T22">sous-parties</text:span><text:span text:style-name="T21"> à développer. Vous avez plusieurs façons de trouver vos sous-parties en fonction de votre thèse de partie ; en voici quelques-unes :</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19">III. Construction des sous-parties</text:span></text:p>
          <text:p text:style-name="P21"><text:span text:style-name="T20">a. La progression critique</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text:p>
          <text:p text:style-name="P11"><text:span text:style-name="T21"/></text:p>
          <text:p text:style-name="P11"><text:span text:style-name="T21">Vous commencez par justifiez votre thèse de partie : vous argumentez, vous définissez, vous raisonnez, vous faites des distinctions conceptuelles… Et dans une deuxième sous-partie, vous étudiez les limites de cette thèse : pourquoi ne répond-elle pas complètement au sujet ? Quels sont les problèmes qu’elle pose ?</text:span></text:p>
          <text:p text:style-name="P11"><text:span text:style-name="T21"/></text:p>
          <text:p text:style-name="P11"><text:span text:style-name="T17">Exemple : sur le cours « Peut-on dire ‘à chacun son opinion’ ? », partie 1 :</text:span></text:p>
          <text:p text:style-name="P38"><text:span text:style-name="T37">1. Tous nos jugements prennent leur origine dans nos sensations</text:span></text:p>
          <text:p text:style-name="P38"><text:span text:style-name="T37">2. Ceci étant, nos jugements qui prétendent à la vérité ne doivent pas dépendre de notre sensibilité individuelle</text:span></text:p>
          <draw:enhanced-geometry svg:viewBox="0 0 21600 21600" draw:type="rectangle" draw:enhanced-path="M 0 0 L 21600 0 21600 21600 0 21600 0 0 Z N"/>
        </draw:custom-shape>
        <draw:frame draw:style-name="gr14" draw:text-style-name="P40" draw:layer="layout" svg:width="17.6cm" svg:height="0.962cm" svg:x="9cm" svg:y="3.2cm">
          <draw:text-box>
            <text:p text:style-name="P39"><text:span text:style-name="T24">a. La progression critique</text:span></text:p>
          </draw:text-box>
        </draw:frame>
        <presentation:notes draw:style-name="dp2">
          <draw:page-thumbnail draw:style-name="gr5"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19">III. Construction des sous-parties</text:span></text:p>
          <text:p text:style-name="P21"><text:span text:style-name="T19">a. La progression critique</text:span></text:p>
          <text:p text:style-name="P41"><text:span text:style-name="T20">b. La </text:span><text:span text:style-name="T5">progression par accumulation</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Chaque sous-partie présente un argument pour votre thèse de partie. Vous mettez le plus faible d’abord, le plus fort ensuite. Attention, n’abusez pas de ces accumulations !</text:span></text:p>
          <text:p text:style-name="P11"><text:span text:style-name="T21"/></text:p>
          <text:p text:style-name="P11"><text:span text:style-name="T17">Par exemple, sur le sujet « faut-il craindre la technique ? », imaginons qu’on ait une seconde partie autour de la thèse suivante : « Dans la mesure où elle est liée à une recherche incessante de l’efficacité, la technique peut avoir indirectement des effets néfastes sur l’existence humaine ». On pourrait avoir les sous-parties suivantes :</text:span></text:p>
          <text:p text:style-name="P38"><text:span text:style-name="T37">1. La machine étant toujours plus performante que l’homme, le développement technique tend à remplacer les travailleurs humains par des machines</text:span></text:p>
          <text:p text:style-name="P38"><text:span text:style-name="T37">2. Par ailleurs, puisque les travailleurs doivent toujours interagir avec des machines, c’est le travail humain lui-même qui devient de plus en plus mécanique</text:span></text:p>
          <draw:enhanced-geometry svg:viewBox="0 0 21600 21600" draw:type="rectangle" draw:enhanced-path="M 0 0 L 21600 0 21600 21600 0 21600 0 0 Z N"/>
        </draw:custom-shape>
        <draw:frame draw:style-name="gr15" draw:text-style-name="P40" draw:layer="layout" svg:width="17.6cm" svg:height="0.962cm" svg:x="9cm" svg:y="3.2cm">
          <draw:text-box>
            <text:p text:style-name="P39"><text:span text:style-name="T24">b. La progression par accumulation</text:span></text:p>
          </draw:text-box>
        </draw:frame>
        <presentation:notes draw:style-name="dp2">
          <draw:page-thumbnail draw:style-name="gr5"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19">III. Construction des sous-parties</text:span></text:p>
          <text:p text:style-name="P21"><text:span text:style-name="T19">a. La progression critique</text:span></text:p>
          <text:p text:style-name="P41"><text:span text:style-name="T19">b. La </text:span><text:span text:style-name="T38">progression par accumulation</text:span></text:p>
          <text:p text:style-name="P41"><text:span text:style-name="T5">c. La progression par raisonnement</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21"/></text:p>
          <text:p text:style-name="P11"><text:span text:style-name="T21"/></text:p>
          <text:p text:style-name="P11"><text:span text:style-name="T21"/></text:p>
          <text:p text:style-name="P11"><text:span text:style-name="T21">Chaque sous-partie représente une étape de votre raisonnement.</text:span></text:p>
          <text:p text:style-name="P11"><text:span text:style-name="T21"/></text:p>
          <text:p text:style-name="P11"><text:span text:style-name="T17">Le cours est très souvent construit sur cette progression. Voir par exemple « Peut-on dire à chacun son opinion ? », PII :</text:span></text:p>
          <text:p text:style-name="P38"><text:span text:style-name="T37">1. Nous accordons spontanément plus de valeur aux jugements éclairés par un savoir</text:span></text:p>
          <text:p text:style-name="P38"><text:span text:style-name="T37">2. Le problème est qu’il est difficile de reconnaître la compétence</text:span></text:p>
          <text:p text:style-name="P11"><text:span text:style-name="T17">Ici, ce sont les conclusions du raisonnement mené en 1 qui nous fournissent la thèse que nous étudions en 2.</text:span></text:p>
          <text:p text:style-name="P11"><text:span text:style-name="T21"/></text:p>
          <text:p text:style-name="P11"><text:span text:style-name="T21"/></text:p>
          <text:p text:style-name="P11"><text:span text:style-name="T21"/></text:p>
          <draw:enhanced-geometry svg:viewBox="0 0 21600 21600" draw:type="rectangle" draw:enhanced-path="M 0 0 L 21600 0 21600 21600 0 21600 0 0 Z N"/>
        </draw:custom-shape>
        <draw:frame draw:style-name="gr16" draw:text-style-name="P40" draw:layer="layout" svg:width="17.6cm" svg:height="0.962cm" svg:x="9cm" svg:y="3.2cm">
          <draw:text-box>
            <text:p text:style-name="P39"><text:span text:style-name="T24">c. La progression par raisonnement</text:span></text:p>
          </draw:text-box>
        </draw:frame>
        <presentation:notes draw:style-name="dp2">
          <draw:page-thumbnail draw:style-name="gr5"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19">III. Construction des sous-parties</text:span></text:p>
          <text:p text:style-name="P21"><text:span text:style-name="T19">a. La progression critique</text:span></text:p>
          <text:p text:style-name="P41"><text:span text:style-name="T19">b. La </text:span><text:span text:style-name="T38">progression par accumulation</text:span></text:p>
          <text:p text:style-name="P41"><text:span text:style-name="T38">c. La progression par raisonnement</text:span></text:p>
          <text:p text:style-name="P41"><text:span text:style-name="T5"><text:tab/></text:span><text:span text:style-name="T5">-&gt; etc !</text:span></text:p>
          <draw:enhanced-geometry svg:viewBox="0 0 21600 21600" draw:type="rectangle" draw:enhanced-path="M 0 0 L 21600 0 21600 21600 0 21600 0 0 Z N"/>
        </draw:custom-shape>
        <draw:custom-shape draw:style-name="gr4" draw:text-style-name="P12" draw:layer="layout" svg:width="18.6cm" svg:height="11.6cm" svg:x="8.6cm" svg:y="2.8cm">
          <text:p text:style-name="P11"><text:span text:style-name="T35">Pensez également à faire progresser vos sous-parties de façon satisfaisante : utilisez pour ce faire le test décrit en II-D, demandez-vous si vous auriez pu les disposer dans un ordre différent.</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draw:style-name="gr1" draw:text-style-name="P2" draw:layer="layout" svg:width="18.6cm" svg:height="2.6cm" svg:x="8.6cm" svg:y="0cm">
          <draw:text-box>
            <text:p text:style-name="P1"><text:span text:style-name="T1">METHODOLOGIE</text:span><text:span text:style-name="T2"> </text:span><text:span text:style-name="T2"><text:line-break/></text:span><text:span text:style-name="T2"> </text:span><text:span text:style-name="T3">Construire un plan</text:span></text:p>
          </draw:text-box>
        </draw:frame>
        <draw:frame draw:style-name="gr2" draw:text-style-name="P4" draw:layer="layout" svg:width="2.683cm" svg:height="1.673cm" svg:x="24.791cm" svg:y="14.688cm">
          <draw:text-box>
            <text:p text:style-name="P3"><text:span text:style-name="T4"><text:page-number>&lt;numéro&gt;</text:page-number></text:span><text:span text:style-name="T4">/</text:span><text:span text:style-name="T4"><text:page-count>18</text:page-count></text:span></text:p>
          </draw:text-box>
        </draw:frame>
        <draw:custom-shape draw:style-name="gr3" draw:text-style-name="P22" draw:layer="layout" svg:width="7.2cm" svg:height="14cm" svg:x="0.6cm" svg:y="0.4cm">
          <text:p text:style-name="P20"><text:span text:style-name="T18">I. Principe général</text:span></text:p>
          <text:p text:style-name="P20"><text:span text:style-name="T18"/></text:p>
          <text:p text:style-name="P20"><text:span text:style-name="T19">II. La construction des parties</text:span></text:p>
          <text:p text:style-name="P21"><text:span text:style-name="T19">a. Toujours être dans le sujet</text:span></text:p>
          <text:p text:style-name="P21"><text:span text:style-name="T19">b. Aller du plus simple au plus complexe</text:span><text:span text:style-name="T19"><text:line-break/></text:span><text:span text:style-name="T19">c. Chaque partie doit proposer une idée réellement différente des autres parties</text:span><text:span text:style-name="T19"><text:line-break/></text:span><text:span text:style-name="T19">d. Les parties doivent se suivre de façon logique</text:span></text:p>
          <text:p text:style-name="P20"><text:span text:style-name="T19"/></text:p>
          <text:p text:style-name="P20"><text:span text:style-name="T19">III. Construction des sous-parties</text:span></text:p>
          <text:p text:style-name="P21"><text:span text:style-name="T19">a. La progression critique</text:span></text:p>
          <text:p text:style-name="P41"><text:span text:style-name="T19">b. La </text:span><text:span text:style-name="T38">progression par accumulation</text:span></text:p>
          <text:p text:style-name="P41"><text:span text:style-name="T38">c. La progression par raisonnement</text:span></text:p>
          <text:p text:style-name="P42"><text:span text:style-name="T38"/></text:p>
          <text:p text:style-name="P20"><text:span text:style-name="T39">IV. Terminer le plan détaillé</text:span></text:p>
          <draw:enhanced-geometry svg:viewBox="0 0 21600 21600" draw:type="rectangle" draw:enhanced-path="M 0 0 L 21600 0 21600 21600 0 21600 0 0 Z N"/>
        </draw:custom-shape>
        <draw:custom-shape draw:style-name="gr4" draw:text-style-name="P27" draw:layer="layout" svg:width="18.6cm" svg:height="11.6cm" svg:x="8.6cm" svg:y="2.8cm">
          <text:p text:style-name="P25"><text:span text:style-name="T27">Ensuite, toujours au brouillon, cherchez :</text:span></text:p>
          <text:p text:style-name="P25"><text:span text:style-name="T27"/></text:p>
          <text:p text:style-name="P25"><text:span text:style-name="T27">- vos </text:span><text:span text:style-name="T28">développements </text:span><text:span text:style-name="T27">: allez-vous utilisez un raisonnement, une référence, une distinction conceptuelle ? Notez-le avec précision</text:span></text:p>
          <text:p text:style-name="P25"><text:span text:style-name="T27">- vos </text:span><text:span text:style-name="T28">transitions </text:span><text:span text:style-name="T27">: vous vous assurez que votre progression logique a du sens. Attention aux transitions artificielles, qui se contentent de répéter la thèse qui va suivre sous forme interrogative (du type « mais ne pourrait-on pas dire que X ? », juste avant de poser la thèse X). Votre transition doit exprimer un acte intellectuel de réflexion : </text:span><text:span text:style-name="T28">on doit comprendre le raisonnement logique qui vous force à passer d’une idée à l’autre</text:span><text:span text:style-name="T27">.</text:span></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angal2" svg:font-family="Mangal"/>
    <style:font-face style:name="F" svg:font-family="" style:font-family-generic="roman"/>
    <style:font-face style:name="Arial4" svg:font-family="Arial" style:font-family-generic="swiss"/>
    <style:font-face style:name="Arial5" svg:font-family="Arial" style:font-pitch="variable"/>
    <style:font-face style:name="Mangal1" svg:font-family="Mangal" style:font-pitch="variable"/>
    <style:font-face style:name="Microsoft YaHei1" svg:font-family="'Microsoft YaHei'" style:font-pitch="variable"/>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Arial6"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f5822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Arial" fo:font-family="Arial" style:font-style-name="Normal"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6"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Arial5" style:font-family-asian="Arial" style:font-pitch-asian="variable" style:font-size-asian="12pt" style:language-asian="hi" style:country-asian="IN"/>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Arial4" style:font-family-asian="Arial" style:font-family-generic-asian="swiss"/>
    </style:style>
    <style:style style:name="Légende"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Arial4" style:font-family-asian="Arial" style:font-family-generic-asian="swiss"/>
    </style:style>
    <style:style style:name="Titre_20_1" style:display-name="Titre 1" style:family="graphic">
      <style:paragraph-properties fo:margin-top="0.746cm" fo:margin-bottom="0.374cm" style:text-autospace="none"/>
      <style:text-properties style:font-name="Arial3" fo:font-family="Arial" style:font-family-generic="swiss" style:font-pitch="variable" fo:font-size="18pt" fo:font-weight="bold" style:font-name-asian="Mangal1" style:font-family-asian="Mangal" style:font-pitch-asian="variable" style:font-size-asian="18pt" style:font-weight-asian="bold"/>
    </style:style>
    <style:style style:name="Titre_20_2" style:display-name="Titre 2" style:family="graphic">
      <style:paragraph-properties fo:margin-top="0.623cm" fo:margin-bottom="0.374cm" style:text-autospace="none"/>
      <style:text-properties style:font-name="Arial3" fo:font-family="Arial" style:font-family-generic="swiss" style:font-pitch="variable" fo:font-size="16pt" fo:font-weight="bold" style:font-name-asian="Mangal1" style:font-family-asian="Mangal"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Arial3" fo:font-family="Arial" style:font-family-generic="swiss" style:font-pitch="variable" fo:font-size="14pt" fo:font-weight="bold" style:font-name-asian="Mangal1" style:font-family-asian="Mangal" style:font-pitch-asian="variable" style:font-size-asian="14pt" style:font-weight-asian="bold"/>
    </style:style>
    <style:style style:name="Pied_20_de_20_page" style:display-name="Pied de page" style:family="graphic">
      <style:paragraph-properties style:text-autospace="none">
        <style:tab-stops>
          <style:tab-stop style:position="16.757cm" style:type="center"/>
          <style:tab-stop style:position="33.516cm" style:type="right"/>
        </style:tab-stops>
      </style:paragraph-properties>
    </style:style>
    <style:style style:name="En-tête_20_et_20_pied_20_de_20_page" style:display-name="En-tête et pied de page" style:family="graphic">
      <style:paragraph-properties style:text-autospace="none">
        <style:tab-stops>
          <style:tab-stop style:position="16.757cm" style:type="center"/>
          <style:tab-stop style:position="33.516cm" style:type="right"/>
        </style:tab-stops>
      </style:paragraph-properties>
    </style:style>
    <style:style style:name="En-tête" style:family="graphic">
      <style:paragraph-properties style:text-autospace="none">
        <style:tab-stops>
          <style:tab-stop style:position="16.757cm" style:type="center"/>
          <style:tab-stop style:position="33.516cm" style:type="right"/>
        </style:tab-stops>
      </style:paragraph-properties>
    </style:style>
    <style:style style:name="Titre_20_principal" style:display-name="Titre principal" style:family="graphic">
      <style:paragraph-properties fo:margin-top="0.746cm" fo:margin-bottom="0.374cm" fo:text-align="center" style:text-autospace="none"/>
      <style:text-properties style:font-name="Arial3" fo:font-family="Arial" style:font-family-generic="swiss" style:font-pitch="variable" fo:font-size="28pt" fo:font-weight="bold" style:font-name-asian="Mangal1" style:font-family-asian="Mangal" style:font-pitch-asian="variable" style:font-size-asian="28pt" style:font-weight-asian="bold"/>
    </style:style>
    <style:style style:name="Citations" style:family="graphic">
      <style:paragraph-properties fo:margin-left="1.764cm" fo:margin-right="1.764cm" fo:margin-top="0cm" fo:margin-bottom="0.88cm" fo:text-indent="0cm" style:text-autospace="none"/>
    </style:style>
    <style:style style:name="Corps_20_de_20_texte" style:display-name="Corps de texte" style:family="graphic">
      <style:paragraph-properties fo:margin-top="0cm" fo:margin-bottom="0.374cm"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6"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6"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6"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3T17:15:23.026000000</meta:creation-date>
    <meta:editing-duration>PT2H24M15S</meta:editing-duration>
    <meta:editing-cycles>9</meta:editing-cycles>
    <meta:generator>LibreOffice/7.0.3.1$Windows_X86_64 LibreOffice_project/d7547858d014d4cf69878db179d326fc3483e082</meta:generator>
    <dc:title>Méthodologie</dc:title>
    <dc:date>2021-01-20T14:58:15.585000000</dc:date>
    <meta:document-statistic meta:object-count="139"/>
    <meta:template xlink:type="simple" xlink:actuate="onRequest" xlink:title="Méthodologie" xlink:href="../../../../../../AppData/Roaming/LibreOffice/4/user/template/Méthodologie.otp" meta:date="2021-01-03T17:15:22.923000000"/>
  </office:meta>
</office:document-meta>
</file>